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text-properties fo:font-size="14pt" style:font-size-asian="14pt" style:font-size-complex="14pt"/>
    </style:style>
    <style:style style:name="P2" style:family="paragraph" style:parent-style-name="normal">
      <style:paragraph-properties fo:margin-left="1.27cm" fo:margin-right="0cm" fo:text-indent="0cm" style:auto-text-indent="false"/>
      <style:text-properties fo:font-size="14pt" style:font-size-asian="14pt" style:font-size-complex="14pt"/>
    </style:style>
    <style:style style:name="P3" style:family="paragraph" style:parent-style-name="normal">
      <style:paragraph-properties fo:margin-left="0cm" fo:margin-right="0cm" fo:text-indent="0cm" style:auto-text-indent="false"/>
      <style:text-properties fo:font-size="14pt" officeooo:rsid="000db996" style:font-size-asian="14pt" style:font-size-complex="14pt"/>
    </style:style>
    <style:style style:name="P4" style:family="paragraph" style:parent-style-name="normal">
      <style:text-properties fo:font-size="19pt" style:font-size-asian="19pt" style:font-size-complex="19pt"/>
    </style:style>
    <style:style style:name="P5" style:family="paragraph" style:parent-style-name="normal" style:master-page-name="Standard">
      <style:paragraph-properties style:page-number="1"/>
      <style:text-properties fo:font-size="14pt" style:font-size-asian="14pt" style:font-size-complex="14pt"/>
    </style:style>
    <style:style style:name="P6" style:family="paragraph" style:parent-style-name="normal">
      <style:text-properties fo:font-size="14pt" style:font-size-asian="14pt" style:font-size-complex="14pt"/>
    </style:style>
    <style:style style:name="P7" style:family="paragraph" style:parent-style-name="normal" style:list-style-name="WWNum1">
      <style:paragraph-properties fo:margin-left="1.27cm" fo:margin-right="0cm" fo:text-indent="-0.635cm" style:auto-text-indent="false"/>
      <style:text-properties fo:font-size="14pt" style:font-size-asian="14pt" style:font-size-complex="14pt"/>
    </style:style>
    <style:style style:name="P8" style:family="paragraph" style:parent-style-name="normal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9" style:family="paragraph" style:parent-style-name="normal" style:list-style-name="WWNum2">
      <style:paragraph-properties fo:margin-left="1.27cm" fo:margin-right="0cm" fo:text-indent="-0.635cm" style:auto-text-indent="false"/>
      <style:text-properties fo:font-size="14pt" style:font-size-asian="14pt" style:font-size-complex="14pt"/>
    </style:style>
    <style:style style:name="P10" style:family="paragraph" style:parent-style-name="normal">
      <style:paragraph-properties fo:margin-left="1.27cm" fo:margin-right="0cm" fo:text-indent="0cm" style:auto-text-indent="false"/>
      <style:text-properties fo:font-size="14pt" officeooo:rsid="000db996" style:font-size-asian="14pt" style:font-size-complex="14pt"/>
    </style:style>
    <style:style style:name="P11" style:family="paragraph" style:parent-style-name="normal">
      <style:paragraph-properties fo:margin-left="0cm" fo:margin-right="0cm" fo:text-indent="0cm" style:auto-text-indent="false"/>
      <style:text-properties fo:font-size="14pt" officeooo:rsid="000db996" style:font-size-asian="14pt" style:font-size-complex="14pt"/>
    </style:style>
    <style:style style:name="P12" style:family="paragraph" style:parent-style-name="normal">
      <style:text-properties fo:font-size="14pt" officeooo:rsid="000ed244" officeooo:paragraph-rsid="000ed244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b996" style:font-size-asian="14pt" style:font-size-complex="14pt"/>
    </style:style>
    <style:style style:name="T3" style:family="text">
      <style:text-properties fo:color="#1155cc" loext:opacity="100%" fo:font-size="14pt" style:text-underline-style="solid" style:text-underline-width="auto" style:text-underline-color="font-color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ather Forecast app - Project Summary - Kishore K</text:p>
      <text:p text:style-name="P1"/>
      <text:p text:style-name="P1">Problem Statement:</text:p>
      <text:p text:style-name="P1">Build a Desktop + Android weather forecast app using python with GUI</text:p>
      <text:p text:style-name="P1"/>
      <text:p text:style-name="P1">Project details</text:p>
      <text:p text:style-name="P1">Language used : Python </text:p>
      <text:p text:style-name="P1">GUI python library:Kivy</text:p>
      <text:p text:style-name="P1">Additional libraries used:</text:p>
      <text:p text:style-name="normal"><text:span text:style-name="T1">Pandas,geocoder.</text:span><text:span text:style-name="T2">(To look at the list of requirements – see requirements.txt file)</text:span></text:p>
      <text:p text:style-name="P1"/>
      <text:p text:style-name="P1">Steps to run the app:</text:p>
      <text:p text:style-name="P12">Make a virtual environment ‘kivy_venv’ in the project folder</text:p>
      <text:p text:style-name="P1">In Windows: Run app.bat </text:p>
      <text:p text:style-name="P1"/>
      <text:p text:style-name="P1">Project Description:</text:p>
      <text:p text:style-name="normal"><text:span text:style-name="T1">Weather forecast information published by making API calls to </text:span><text:a xlink:type="simple" xlink:href="https://www.weatherapi.com/" text:style-name="Standard" text:visited-style-name="Standard"><text:span text:style-name="T3">https://www.weatherapi.com</text:span></text:a></text:p>
      <text:p text:style-name="P1"/>
      <text:p text:style-name="P1">The app displays the following:</text:p>
      <text:list text:style-name="WWNum1">
        <text:list-item>
          <text:p text:style-name="P7">Current Time</text:p>
        </text:list-item>
        <text:list-item>
          <text:p text:style-name="P7">Date</text:p>
        </text:list-item>
        <text:list-item>
          <text:p text:style-name="P7">Current Location</text:p>
        </text:list-item>
        <text:list-item>
          <text:p text:style-name="P7">Current weather,Temperature</text:p>
        </text:list-item>
        <text:list-item>
          <text:p text:style-name="P7">Hourly forecast for the next 6 <text:s/>hours</text:p>
        </text:list-item>
        <text:list-item>
          <text:p text:style-name="P7">7 day future forecast * (subject to availability from api)</text:p>
        </text:list-item>
        <text:list-item>
          <text:p text:style-name="P7">Weather icon</text:p>
        </text:list-item>
        <text:list-item>
          <text:p text:style-name="P7">Background picture that changes according to weather and time of day.</text:p>
        </text:list-item>
        <text:list-item>
          <text:p text:style-name="P7">Has a an About button that displays project information.</text:p>
        </text:list-item>
      </text:list>
      <text:p text:style-name="P8">This is a prototype app.With some more time , the following improvements can be made </text:p>
      <text:list text:style-name="WWNum2">
        <text:list-item>
          <text:p text:style-name="P9"><text:soft-page-break/><text:s/>Updating the forecast every minute(currently the app doesnot update weather while it is running, it will only show the forecast at the time of opening of app).</text:p>
        </text:list-item>
        <text:list-item>
          <text:p text:style-name="P9">Adding Location search bar to get weather at the given location.(Currently the app gives forecast for the location of the device , but this location can be manually changed by changing the latitude and longitude parameters in weatherapi.py file.</text:p>
        </text:list-item>
      </text:list>
      <text:p text:style-name="P10"/>
      <text:p text:style-name="P3"/>
      <text:p text:style-name="P3"/>
      <text:p text:style-name="P2"/>
      <text:p text:style-name="P2"/>
      <text:p text:style-name="P4"/>
      <text:p text:style-name="P4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3T19:13:39.815000000</dc:date>
    <meta:editing-duration>PT7M10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6" meta:word-count="218" meta:character-count="1340" meta:non-whitespace-character-count="1153"/>
  </office:meta>
</office:document-meta>
</file>